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5" table:number-rows-spanned="1">
            <text:p>Updated/Changed/Created On</text:p>
          </table:table-cell>
          <table:covered-table-cell table:number-columns-repeated="14"/>
          <table:table-cell table:number-columns-repeated="1003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table:style-name="ce15" office:value-type="string" calcext:value-type="string">
            <text:p>Hit Type Registered</text:p>
          </table:table-cell>
          <table:table-cell table:style-name="ce15"/>
          <table:table-cell office:value-type="string" calcext:value-type="string">
            <text:p>NOTES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2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andom_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1">
            <text:p>stats</text:p>
          </table:table-cell>
          <table:table-cell office:value-type="string" calcext:value-type="string">
            <text:p>num_practices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practices_attempted_interval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_practice_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pending_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nterval_completed_coun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_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demographics</text:p>
          </table:table-cell>
          <table:table-cell office:value-type="string" calcext:value-type="string">
            <text:p>birthyea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ocation</text:p>
          </table:table-cell>
          <table:table-cell office:value-type="string" calcext:value-type="string">
            <text:p>{set by geoip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37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1">
            <text:p>metadata</text:p>
          </table:table-cell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ssignmen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hi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_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tuple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7">
            <text:p>status</text:p>
          </table:table-cell>
          <table:table-cell office:value-type="string" calcext:value-type="string">
            <text:p>total_tim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waiting_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_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ending_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ion_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completion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ct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action_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sponse_js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p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choice_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user_agent</text:p>
          </table:table-cell>
          <table:table-cell office:value-type="string" calcext:value-type="string">
            <text:p>browser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anguag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latfor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vers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string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validation_statistics</text:p>
          </table:table-cell>
          <table:table-cell office:value-type="string" calcext:value-type="string">
            <text:p>frac_too_fas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frac_contradiction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rac_no_respons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rob_rando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_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_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3">
            <text:p>stats</text:p>
          </table:table-cell>
          <table:table-cell office:value-type="string" calcext:value-type="string">
            <text:p>num_times_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 table:style-name="ce3"/>
          <table:table-cell office:value-type="string" calcext:value-type="string">
            <text:p>sampling_surplu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_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_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_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s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in_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Hit Type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hit_type_i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9">
            <text:p>metadata</text:p>
          </table:table-cell>
          <table:table-cell office:value-type="string" calcext:value-type="string">
            <text:p>task_attribut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titl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mage_attribute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descrip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rewar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ssignment_dura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keyword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uto_approve_delay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office:value-type="string" calcext:value-type="string">
            <text:p>activ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1" table:number-rows-spanned="3">
            <text:p>image_statistics</text:p>
          </table:table-cell>
          <table:table-cell office:value-type="string" calcext:value-type="string">
            <text:p>row_key</text:p>
          </table:table-cell>
          <table:table-cell office:value-type="string" calcext:value-type="string">
            <text:p>image_attributes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statistics</text:p>
          </table:table-cell>
          <table:table-cell office:value-type="string" calcext:value-type="string">
            <text:p>n_activ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n_samples</text:p>
          </table:table-cell>
          <table:table-cell table:number-columns-repeated="102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1:40:00.561606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3-11T15:13:02.933988651</dc:date>
    <meta:editing-duration>P15DT5H10M2S</meta:editing-duration>
    <meta:editing-cycles>14</meta:editing-cycles>
    <meta:generator>LibreOffice/4.2.8.2$Linux_X86_64 LibreOffice_project/420m0$Build-2</meta:generator>
    <meta:document-statistic meta:table-count="1" meta:cell-count="277" meta:object-count="0"/>
  </office:meta>
</office:document-meta>
</file>